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ResourceTransformer.CachingResourceTransformer( Cach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ingResourceTransformer.transform( HttpServletRequest request , Resource resource , ResourceTransformerChain transformerCh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chingResourceTransformer.ge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ResourceTransformer.CachingResourceTransformer( CacheManager cacheManager , String cac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